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6.809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6.1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Sev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Fech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-001</text:p>
          </table:table-cell>
          <table:table-cell office:value-type="string" calcext:value-type="string">
            <text:p>La url muestra información sobre la arquitectura de la página. </text:p>
          </table:table-cell>
          <table:table-cell office:value-type="string" calcext:value-type="string">
            <text:p>todos los módulos, pero por ejemplo, index.html</text:p>
          </table:table-cell>
          <table:table-cell table:number-columns-repeated="2" office:value-type="string" calcext:value-type="string">
            <text:p>Med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un navegador.</text:p>
            <text:p>2. ingresar a una url de la pagina. </text:p>
          </table:table-cell>
          <table:table-cell office:value-type="string" calcext:value-type="string">
            <text:p>La página muestra la url sin ninguna información mas. </text:p>
          </table:table-cell>
          <table:table-cell office:value-type="string" calcext:value-type="string">
            <text:p>La pagina además de mostrar la url muestra la extensión .html. </text:p>
          </table:table-cell>
          <table:table-cell office:value-type="string" calcext:value-type="string">
            <text:p>qa-repository-product-store/bug-reports/evidence/bugs/bug-url.png</text:p>
            <text:p/>
          </table:table-cell>
          <table:table-cell table:style-name="ce3" office:value-type="date" office:date-value="2026-04-23" calcext:value-type="date">
            <text:p>23/04/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G-002</text:p>
          </table:table-cell>
          <table:table-cell office:value-type="string" calcext:value-type="string">
            <text:p>El apartado de contacto no valida las credenciales. 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Baj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un navegador. </text:p>
            <text:p>2. ingresar al apartado de contact de la pagina. </text:p>
          </table:table-cell>
          <table:table-cell office:value-type="string" calcext:value-type="string">
            <text:p>La pagina valida el correo o el usuario, si no existe no se manda el mensaje y se muestra en mensaje de error, </text:p>
          </table:table-cell>
          <table:table-cell office:value-type="string" calcext:value-type="string">
            <text:p>La pagina deja enviar un mensaje sin ningún tipo de validación. </text:p>
          </table:table-cell>
          <table:table-cell office:value-type="string" calcext:value-type="string">
            <text:p>qa-repository-product-store/bug-reports/evidence/bugs/contacto1.png y contacto2.png </text:p>
          </table:table-cell>
          <table:table-cell table:style-name="ce3" office:value-type="date" office:date-value="2026-04-23" calcext:value-type="date">
            <text:p>23/04/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-003</text:p>
          </table:table-cell>
          <table:table-cell office:value-type="string" calcext:value-type="string">
            <text:p>El apartado sing up no valida los datos para autenticar un usuario. 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 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un navegador.</text:p>
            <text:p>2. ingresar al apartado sign up de la pagina. </text:p>
          </table:table-cell>
          <table:table-cell office:value-type="string" calcext:value-type="string">
            <text:p>La página aplica alguna validación sobre el correo, ya sea mandando un correo o una verificación de google. </text:p>
          </table:table-cell>
          <table:table-cell office:value-type="string" calcext:value-type="string">
            <text:p>La pagina deja registrarse a un usuario aunque el correo no exista. </text:p>
          </table:table-cell>
          <table:table-cell office:value-type="string" calcext:value-type="string">
            <text:p>qa-repository-product-store/bug-reports/evidence/bugs/sign-up1.png y sign-up2.png</text:p>
          </table:table-cell>
          <table:table-cell table:style-name="ce3" office:value-type="date" office:date-value="2026-04-23" calcext:value-type="date">
            <text:p>23/04/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G-004</text:p>
          </table:table-cell>
          <table:table-cell office:value-type="string" calcext:value-type="string">
            <text:p>El apartado de place order no valida los datos del comprador.</text:p>
          </table:table-cell>
          <table:table-cell office:value-type="string" calcext:value-type="string">
            <text:p>cart.html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un navegador.</text:p>
            <text:p>2. elegir un producto de la lista.</text:p>
            <text:p>3. ir a cart y hacer click en el botón de place order.</text:p>
            <text:p>4. llenar los campos con datos falsos. </text:p>
          </table:table-cell>
          <table:table-cell office:value-type="string" calcext:value-type="string">
            <text:p>La pagina valida que la tarjeta de crédito existe, que el mes y el año son correctos. </text:p>
          </table:table-cell>
          <table:table-cell office:value-type="string" calcext:value-type="string">
            <text:p>La pagina no hace ninguna validación sobre los datos, dejando ingresar cualquier dato y dejando finalizar la compra. </text:p>
          </table:table-cell>
          <table:table-cell office:value-type="string" calcext:value-type="string">
            <text:p>qa-repository-product-store/bug-reports/evidence/bugs/place-order1.png y place-order2.png</text:p>
          </table:table-cell>
          <table:table-cell table:style-name="ce3" office:value-type="string" calcext:value-type="string">
            <text:p><text:span text:style-name="T1">23/04</text:span>/20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-005</text:p>
          </table:table-cell>
          <table:table-cell office:value-type="string" calcext:value-type="string">
            <text:p>El carrusel de productos no los deja seleccionar para comprarlos.</text:p>
          </table:table-cell>
          <table:table-cell office:value-type="string" calcext:value-type="string">
            <text:p>index.html</text:p>
          </table:table-cell>
          <table:table-cell table:number-columns-repeated="2" office:value-type="string" calcext:value-type="string">
            <text:p>Baj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un navegador.</text:p>
            <text:p>2. ingresar a la pagina principal.</text:p>
            <text:p>3. seleccionar un producto del carrusel. </text:p>
          </table:table-cell>
          <table:table-cell office:value-type="string" calcext:value-type="string">
            <text:p>La pagina deja seleccionar un producto del carrusel de productos de la pagina principal. </text:p>
          </table:table-cell>
          <table:table-cell office:value-type="string" calcext:value-type="string">
            <text:p>La pagina solo muestra una imagen de los productos, pero no deja seleccionarlos para poder comprarlos. </text:p>
          </table:table-cell>
          <table:table-cell office:value-type="string" calcext:value-type="string">
            <text:p>qa-repository-product-store/bug-reports/evidence/bugs/carrusel.png</text:p>
          </table:table-cell>
          <table:table-cell table:style-name="ce3" office:value-type="date" office:date-value="2026-04-23" calcext:value-type="date">
            <text:p>23/04/26</text:p>
          </table:table-cell>
          <table:table-cell table:number-columns-repeated="5"/>
        </table:table-row>
        <table:table-row table:style-name="ro4" table:number-rows-repeated="36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0:39:39.402283882</meta:creation-date>
    <dc:date>2026-04-23T11:07:10.371269135</dc:date>
    <meta:editing-duration>PT5M8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